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CA000000797C6ACED1.png" manifest:media-type="image/png"/>
  <manifest:file-entry manifest:full-path="Pictures/1000000100000320000001C272B525A8.png" manifest:media-type="image/png"/>
  <manifest:file-entry manifest:full-path="Pictures/100000010000010400000104A91F3A79.png" manifest:media-type="image/png"/>
  <manifest:file-entry manifest:full-path="Pictures/10000001000002EE0000029BCD6BB956.png" manifest:media-type="image/png"/>
  <manifest:file-entry manifest:full-path="Pictures/1000000100000252000002A7BF1515AC.png" manifest:media-type="image/png"/>
  <manifest:file-entry manifest:full-path="Pictures/1000020A00003BA200003505B21DA7A1.svg" manifest:media-type="image/svg+xml"/>
  <manifest:file-entry manifest:full-path="Pictures/100001D600002E68000035052CE23A6D.svg" manifest:media-type="image/svg+xml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ffffff" draw:fill="none" draw:textarea-horizontal-align="center" draw:textarea-vertical-align="middle" loext:glow-radius="0cm" loext:glow-color="#ffffff" loext:glow-transparency="38%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212cm" svg:stroke-color="#000000" draw:marker-start-width="0.517cm" draw:marker-end="Arrowheads_20_1" draw:marker-end-width="0.617cm" draw:fill="none" draw:textarea-vertical-align="middle" fo:padding-top="0.23cm" fo:padding-bottom="0.23cm" fo:padding-left="0.355cm" fo:padding-right="0.35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84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304cm" loext:decorative="false"/>
      <style:paragraph-properties style:writing-mode="lr-tb"/>
    </style:style>
    <style:style style:name="gr5" style:family="graphic" style:parent-style-name="objectwithoutfill">
      <style:graphic-properties svg:stroke-width="0.212cm" svg:stroke-color="#000000" draw:marker-start="Arrowheads_20_2" draw:marker-start-width="0.517cm" draw:marker-end="Arrowheads_20_2" draw:marker-end-width="0.617cm" draw:fill="none" draw:textarea-vertical-align="middle" fo:padding-top="0.23cm" fo:padding-bottom="0.23cm" fo:padding-left="0.355cm" fo:padding-right="0.355cm" loext:decorative="false"/>
    </style:style>
    <style:style style:name="gr6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="none" fo:min-height="1.338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Hiragino Sans" style:font-name-asian="Hiragino Sans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T1" style:family="text">
      <style:text-properties style:font-name="Hiragino Sans" style:font-name-asian="Hiragino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67cm" svg:height="3.046cm" svg:x="9.763cm" svg:y="11.606cm">
          <draw:image xlink:href="Pictures/100001D600002E68000035052CE23A6D.svg" xlink:type="simple" xlink:show="embed" xlink:actuate="onLoad" draw:mime-type="image/svg+xml">
            <text:p/>
          </draw:image>
          <draw:image xlink:href="Pictures/1000000100000252000002A7BF1515AC.png" xlink:type="simple" xlink:show="embed" xlink:actuate="onLoad" draw:mime-type="image/png"/>
        </draw:frame>
        <draw:line draw:style-name="gr2" draw:text-style-name="P1" draw:layer="layout" svg:x1="21.002cm" svg:y1="12.43cm" svg:x2="12.747cm" svg:y2="12.43cm">
          <text:p/>
        </draw:line>
        <draw:line draw:style-name="gr2" draw:text-style-name="P1" draw:layer="layout" svg:x1="12.747cm" svg:y1="13.382cm" svg:x2="21.002cm" svg:y2="13.382cm">
          <text:p/>
        </draw:line>
        <draw:frame draw:style-name="gr3" draw:text-style-name="P2" draw:layer="layout" svg:width="6.344cm" svg:height="0.886cm" svg:x="14.023cm" svg:y="11.477cm">
          <draw:text-box>
            <text:p><text:span text:style-name="T1">①課題用データ入手</text:span></text:p>
          </draw:text-box>
        </draw:frame>
        <draw:frame draw:style-name="gr4" draw:text-style-name="P2" draw:layer="layout" svg:width="3.804cm" svg:height="0.886cm" svg:x="14.017cm" svg:y="13.7cm">
          <draw:text-box>
            <text:p><text:span text:style-name="T1">③課題提出</text:span></text:p>
          </draw:text-box>
        </draw:frame>
        <draw:line draw:style-name="gr5" draw:text-style-name="P1" draw:layer="layout" svg:x1="11.16cm" svg:y1="11.477cm" svg:x2="11.16cm" svg:y2="7.35cm">
          <text:p/>
        </draw:line>
        <draw:frame draw:style-name="gr6" draw:text-style-name="P3" draw:layer="layout" svg:width="3.804cm" svg:height="0.887cm" svg:x="11.166cm" svg:y="9.255cm">
          <draw:text-box>
            <text:p><text:span text:style-name="T1">②課題遂行</text:span></text:p>
          </draw:text-box>
        </draw:frame>
        <draw:line draw:style-name="gr2" draw:text-style-name="P1" draw:layer="layout" svg:x1="6.397cm" svg:y1="9.572cm" svg:x2="10.842cm" svg:y2="9.572cm">
          <text:p/>
        </draw:line>
        <draw:frame draw:style-name="gr7" draw:text-style-name="P1" draw:layer="layout" svg:width="2.54cm" svg:height="2.834cm" svg:x="3.222cm" svg:y="8.326cm">
          <draw:image xlink:href="Pictures/1000020A00003BA200003505B21DA7A1.svg" xlink:type="simple" xlink:show="embed" xlink:actuate="onLoad" draw:mime-type="image/svg+xml">
            <text:p/>
          </draw:image>
          <draw:image xlink:href="Pictures/10000001000002EE0000029BCD6BB956.png" xlink:type="simple" xlink:show="embed" xlink:actuate="onLoad" draw:mime-type="image/png"/>
        </draw:frame>
        <draw:frame draw:style-name="gr7" draw:text-style-name="P1" draw:layer="layout" svg:width="1.428cm" svg:height="1.231cm" svg:x="3.799cm" svg:y="8.72cm">
          <draw:image xlink:href="Pictures/100000010000010400000104A91F3A79.png" xlink:type="simple" xlink:show="embed" xlink:actuate="onLoad" draw:mime-type="image/png">
            <text:p/>
          </draw:image>
        </draw:frame>
        <draw:frame draw:style-name="gr8" draw:text-style-name="P1" draw:layer="layout" svg:width="5.709cm" svg:height="1.588cm" svg:x="1.952cm" svg:y="6.714cm">
          <draw:text-box>
            <text:p text:style-name="P4"><text:span text:style-name="T1">サポートページ</text:span></text:p>
            <text:p text:style-name="P4"><text:span text:style-name="T1">＆『私たちの</text:span><text:span text:style-name="T1">R</text:span><text:span text:style-name="T1">』</text:span></text:p>
          </draw:text-box>
        </draw:frame>
        <draw:frame draw:style-name="gr6" draw:text-style-name="P3" draw:layer="layout" svg:width="3.804cm" svg:height="0.887cm" svg:x="7.356cm" svg:y="8.62cm">
          <draw:text-box>
            <text:p><text:span text:style-name="T1">参考</text:span></text:p>
          </draw:text-box>
        </draw:frame>
        <draw:frame draw:style-name="gr9" draw:text-style-name="P4" draw:layer="layout" svg:width="6.692cm" svg:height="3.764cm" svg:x="7.985cm" svg:y="3.857cm">
          <draw:image xlink:href="Pictures/1000000100000320000001C272B525A8.png" xlink:type="simple" xlink:show="embed" xlink:actuate="onLoad" draw:mime-type="image/png">
            <text:p/>
          </draw:image>
        </draw:frame>
        <draw:frame draw:style-name="gr9" draw:text-style-name="P4" draw:layer="layout" svg:width="7.855cm" svg:height="2.075cm" svg:x="20.845cm" svg:y="11.942cm">
          <draw:image xlink:href="Pictures/10000001000001CA000000797C6ACED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3T14:23:41.930073860</meta:creation-date>
    <dc:date>2025-11-30T16:13:09.454299000</dc:date>
    <meta:editing-duration>PT7M53S</meta:editing-duration>
    <meta:editing-cycles>2</meta:editing-cycles>
    <meta:generator>LibreOffice/25.8.3.2$MacOSX_AARCH64 LibreOffice_project/8ca8d55c161d602844f5428fa4b58097424e324e</meta:generator>
    <meta:document-statistic meta:object-count="14"/>
  </office:meta>
</office:document-meta>
</file>